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nter" svg:font-family="Inte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1.7937in"/>
    </style:style>
    <style:style style:name="co3" style:family="table-column">
      <style:table-column-properties fo:break-before="auto" style:column-width="1.30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1.1154in"/>
    </style:style>
    <style:style style:name="ro1" style:family="table-row">
      <style:table-row-properties style:row-height="0.238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Inte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Inter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style:font-name="Inter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I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4" table:number-columns-repeated="3" table:default-cell-style-name="ce2"/>
        <table:table-column table:style-name="co6" table:default-cell-style-name="ce2"/>
        <table:table-column table:style-name="co4" table:number-columns-repeated="16373"/>
        <table:table-row table:style-name="ro1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irthday (Age)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Bio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Auth</text:p>
          </table:table-cell>
          <table:table-cell table:style-name="ce1" office:value-type="string" calcext:value-type="string">
            <text:p>Preferences</text:p>
          </table:table-cell>
          <table:table-cell table:style-name="ce2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unha (은하)</text:p>
          </table:table-cell>
          <table:table-cell table:style-name="ce3" office:value-type="date" office:date-value="1997-05-30" calcext:value-type="date">
            <text:p>05/30/97</text:p>
          </table:table-cell>
          <table:table-cell table:style-name="ce6" table:formula="of:=DATEDIF([.C2];NOW();&quot;y&quot;)"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eunha-viviz.jpg</text:p>
          </table:table-cell>
          <table:table-cell office:value-type="string" calcext:value-type="string">
            <text:p>“Soft heart, sharp wit. I love rainy days, cozy playlists, and people who make time slow down.”</text:p>
          </table:table-cell>
          <table:table-cell office:value-type="string" calcext:value-type="string">
            <text:p>demo</text:p>
          </table:table-cell>
          <table:table-cell table:number-columns-repeated="2" office:value-type="string" calcext:value-type="string">
            <text:p>-</text:p>
          </table:table-cell>
          <table:table-cell table:style-name="ce2"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nB (신비)</text:p>
          </table:table-cell>
          <table:table-cell table:style-name="ce3" office:value-type="date" office:date-value="1998-06-03" calcext:value-type="date">
            <text:p>06/03/98</text:p>
          </table:table-cell>
          <table:table-cell table:style-name="ce6" table:formula="of:=DATEDIF([.C3];NOW();&quot;y&quot;)"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sinb-viviz.jpg</text:p>
          </table:table-cell>
          <table:table-cell office:value-type="string" calcext:value-type="string">
            <text:p>“I look chill, but my friends say I’m secretly the chaos. Coffee before conversation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mji (엄지)</text:p>
          </table:table-cell>
          <table:table-cell table:style-name="ce3" office:value-type="date" office:date-value="1998-08-19" calcext:value-type="date">
            <text:p>08/19/98</text:p>
          </table:table-cell>
          <table:table-cell table:style-name="ce6" table:formula="of:=DATEDIF([.C4];NOW();&quot;y&quot;)"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umij-viviz.jpeg</text:p>
          </table:table-cell>
          <table:table-cell office:value-type="string" calcext:value-type="string">
            <text:p>“Lover of books, brunch, and bad puns. I think laughter is the most underrated love language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 Yu-jin (안유진)</text:p>
          </table:table-cell>
          <table:table-cell table:style-name="ce3" office:value-type="date" office:date-value="2003-09-01" calcext:value-type="date">
            <text:p>09/01/03</text:p>
          </table:table-cell>
          <table:table-cell table:style-name="ce6" table:formula="of:=DATEDIF([.C5];NOW();&quot;y&quot;)"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yujin-ive.jpeg</text:p>
          </table:table-cell>
          <table:table-cell office:value-type="string" calcext:value-type="string">
            <text:p>“Can’t start the day without music and iced Americano. Looking for someone to match my energy (or at least pretend to)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eul (가을)</text:p>
          </table:table-cell>
          <table:table-cell table:style-name="ce3" office:value-type="date" office:date-value="2002-09-24" calcext:value-type="date">
            <text:p>09/24/02</text:p>
          </table:table-cell>
          <table:table-cell table:style-name="ce6" table:formula="of:=DATEDIF([.C6];NOW();&quot;y&quot;)"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gaeul-ive.jpg</text:p>
          </table:table-cell>
          <table:table-cell office:value-type="string" calcext:value-type="string">
            <text:p>“Introvert with extrovert hobbies. Let’s go for long walks and talk about everything and nothing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i (레이)</text:p>
          </table:table-cell>
          <table:table-cell table:style-name="ce3" office:value-type="date" office:date-value="2004-02-03" calcext:value-type="date">
            <text:p>02/03/04</text:p>
          </table:table-cell>
          <table:table-cell table:style-name="ce6" table:formula="of:=DATEDIF([.C7];NOW();&quot;y&quot;)"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agoya, Japan</text:p>
          </table:table-cell>
          <table:table-cell office:value-type="string" calcext:value-type="string">
            <text:p>rei-ive.jpeg</text:p>
          </table:table-cell>
          <table:table-cell office:value-type="string" calcext:value-type="string">
            <text:p>“Half soft, half sunshine ☀️. I bake when I’m happy, and laugh when I shouldn’t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ng Won-young (장원영)</text:p>
          </table:table-cell>
          <table:table-cell table:style-name="ce3" office:value-type="date" office:date-value="2004-08-31" calcext:value-type="date">
            <text:p>08/31/04</text:p>
          </table:table-cell>
          <table:table-cell table:style-name="ce6" table:formula="of:=DATEDIF([.C8];NOW();&quot;y&quot;)"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wonyoung-ive.jpeg</text:p>
          </table:table-cell>
          <table:table-cell office:value-type="string" calcext:value-type="string">
            <text:p>“I like people who dream big and smile often. Bonus points if you can make me laugh first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z (리즈)</text:p>
          </table:table-cell>
          <table:table-cell table:style-name="ce3" office:value-type="date" office:date-value="2004-11-21" calcext:value-type="date">
            <text:p>11/21/04</text:p>
          </table:table-cell>
          <table:table-cell table:style-name="ce6" table:formula="of:=DATEDIF([.C9];NOW();&quot;y&quot;)"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liz-ive.jpg</text:p>
          </table:table-cell>
          <table:table-cell office:value-type="string" calcext:value-type="string">
            <text:p>“I’m quiet until you get to know me, then it’s endless jokes and late-night talks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eseo (이서)</text:p>
          </table:table-cell>
          <table:table-cell table:style-name="ce3" office:value-type="date" office:date-value="2007-02-21" calcext:value-type="date">
            <text:p>02/21/07</text:p>
          </table:table-cell>
          <table:table-cell table:style-name="ce6" table:formula="of:=DATEDIF([.C10];NOW();&quot;y&quot;)" office:value-type="float" office:value="18" calcext:value-type="float">
            <text:p>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leeseo-ive.jpg</text:p>
          </table:table-cell>
          <table:table-cell office:value-type="string" calcext:value-type="string">
            <text:p>“I find joy in little things — sunsets, playlists, and people who notice details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odan (쵸단)</text:p>
          </table:table-cell>
          <table:table-cell table:style-name="ce3" office:value-type="date" office:date-value="1998-11-01" calcext:value-type="date">
            <text:p>11/01/98</text:p>
          </table:table-cell>
          <table:table-cell table:style-name="ce6" table:formula="of:=DATEDIF([.C11];NOW();&quot;y&quot;)"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chodan-qwer.jpeg</text:p>
          </table:table-cell>
          <table:table-cell office:value-type="string" calcext:value-type="string">
            <text:p>“Bright, curious, and occasionally too honest. Let’s skip small talk and go straight to the good stuff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genta (마젠타)</text:p>
          </table:table-cell>
          <table:table-cell table:style-name="ce3" office:value-type="date" office:date-value="1997-06-02" calcext:value-type="date">
            <text:p>06/02/97</text:p>
          </table:table-cell>
          <table:table-cell table:style-name="ce6" table:formula="of:=DATEDIF([.C12];NOW();&quot;y&quot;)"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magenta-qwer.jpg</text:p>
          </table:table-cell>
          <table:table-cell office:value-type="string" calcext:value-type="string">
            <text:p>“I live in color — music, art, random adventures. Tell me your weirdest dream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e Si-yeon (이시연)</text:p>
          </table:table-cell>
          <table:table-cell table:style-name="ce3" office:value-type="date" office:date-value="2000-05-16" calcext:value-type="date">
            <text:p>05/16/00</text:p>
          </table:table-cell>
          <table:table-cell table:style-name="ce6" table:formula="of:=DATEDIF([.C13];NOW();&quot;y&quot;)"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siyeon-qwer.jpg</text:p>
          </table:table-cell>
          <table:table-cell office:value-type="string" calcext:value-type="string">
            <text:p>“Ambivert alert 🚨. I’ll either be the calmest or loudest person in the room — no in between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ina (히나)</text:p>
          </table:table-cell>
          <table:table-cell table:style-name="ce3" office:value-type="date" office:date-value="2001-01-30" calcext:value-type="date">
            <text:p>01/30/01</text:p>
          </table:table-cell>
          <table:table-cell table:style-name="ce6" table:formula="of:=DATEDIF([.C14];NOW();&quot;y&quot;)"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hina-qwer.jpg</text:p>
          </table:table-cell>
          <table:table-cell office:value-type="string" calcext:value-type="string">
            <text:p>“Optimist at heart 💐. I believe good vibes are contagious, so I try to spread them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U (아이유)</text:p>
          </table:table-cell>
          <table:table-cell table:style-name="ce3" office:value-type="date" office:date-value="1993-05-16" calcext:value-type="date">
            <text:p>05/16/93</text:p>
          </table:table-cell>
          <table:table-cell table:style-name="ce6" table:formula="of:=DATEDIF([.C15];NOW();&quot;y&quot;)"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iu.webp</text:p>
          </table:table-cell>
          <table:table-cell office:value-type="string" calcext:value-type="string">
            <text:p>“Old soul with a young heart. I write, I listen, I wander — mostly looking for good stories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ihyo (지효)</text:p>
          </table:table-cell>
          <table:table-cell table:style-name="ce3" office:value-type="date" office:date-value="1997-02-01" calcext:value-type="date">
            <text:p>02/01/97</text:p>
          </table:table-cell>
          <table:table-cell table:style-name="ce6" table:formula="of:=DATEDIF([.C16];NOW();&quot;y&quot;)"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jihyo-twice.jpg</text:p>
          </table:table-cell>
          <table:table-cell office:value-type="string" calcext:value-type="string">
            <text:p>“Driven but soft. I work hard, love deeply, and always finish what I start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ayeon (나연)</text:p>
          </table:table-cell>
          <table:table-cell table:style-name="ce3" office:value-type="date" office:date-value="1995-09-22" calcext:value-type="date">
            <text:p>09/22/95</text:p>
          </table:table-cell>
          <table:table-cell table:style-name="ce6" table:formula="of:=DATEDIF([.C17];NOW();&quot;y&quot;)"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nayeon-twice.webp</text:p>
          </table:table-cell>
          <table:table-cell office:value-type="string" calcext:value-type="string">
            <text:p>“Playful energy, serious foodie 🍜. If we vibe, expect spontaneous plans and too much laughter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eongyeon (정연)</text:p>
          </table:table-cell>
          <table:table-cell table:style-name="ce3" office:value-type="date" office:date-value="1996-11-01" calcext:value-type="date">
            <text:p>11/01/96</text:p>
          </table:table-cell>
          <table:table-cell table:style-name="ce6" table:formula="of:=DATEDIF([.C18];NOW();&quot;y&quot;)"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jeonyeon-twice.jpg</text:p>
          </table:table-cell>
          <table:table-cell office:value-type="string" calcext:value-type="string">
            <text:p>“Straightforward and sincere. I’m into real connections, not perfect ones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mo (모모)</text:p>
          </table:table-cell>
          <table:table-cell table:style-name="ce3" office:value-type="date" office:date-value="1996-11-09" calcext:value-type="date">
            <text:p>11/09/96</text:p>
          </table:table-cell>
          <table:table-cell table:style-name="ce6" table:formula="of:=DATEDIF([.C19];NOW();&quot;y&quot;)"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Kyoto, Japan</text:p>
          </table:table-cell>
          <table:table-cell office:value-type="string" calcext:value-type="string">
            <text:p>momo-twice.webp</text:p>
          </table:table-cell>
          <table:table-cell office:value-type="string" calcext:value-type="string">
            <text:p>“I dance, I snack, I repeat 🥟. I laugh at my own jokes — someone has to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na (사나)</text:p>
          </table:table-cell>
          <table:table-cell table:style-name="ce3" office:value-type="date" office:date-value="1996-12-29" calcext:value-type="date">
            <text:p>12/29/96</text:p>
          </table:table-cell>
          <table:table-cell table:style-name="ce6" table:formula="of:=DATEDIF([.C20];NOW();&quot;y&quot;)"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saka, Japan</text:p>
          </table:table-cell>
          <table:table-cell office:value-type="string" calcext:value-type="string">
            <text:p>sana-twice.webp</text:p>
          </table:table-cell>
          <table:table-cell office:value-type="string" calcext:value-type="string">
            <text:p>“Flirty by nature, kind by choice. Let’s see if our chemistry is as good as my cooking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na (미나)</text:p>
          </table:table-cell>
          <table:table-cell table:style-name="ce3" office:value-type="date" office:date-value="1997-03-24" calcext:value-type="date">
            <text:p>03/24/97</text:p>
          </table:table-cell>
          <table:table-cell table:style-name="ce6" table:formula="of:=DATEDIF([.C21];NOW();&quot;y&quot;)"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Kobe, Japan</text:p>
          </table:table-cell>
          <table:table-cell office:value-type="string" calcext:value-type="string">
            <text:p>mina-twice.jpg</text:p>
          </table:table-cell>
          <table:table-cell office:value-type="string" calcext:value-type="string">
            <text:p>“Graceful chaos in disguise. I love quiet corners, art museums, and honest conversations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ahyun (다현)</text:p>
          </table:table-cell>
          <table:table-cell table:style-name="ce3" office:value-type="date" office:date-value="1998-05-28" calcext:value-type="date">
            <text:p>05/28/98</text:p>
          </table:table-cell>
          <table:table-cell table:style-name="ce6" table:formula="of:=DATEDIF([.C22];NOW();&quot;y&quot;)"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dahyun-twice.jpg</text:p>
          </table:table-cell>
          <table:table-cell office:value-type="string" calcext:value-type="string">
            <text:p>“Sunshine with a dash of sarcasm 🌤️. If you can make me laugh, I’m probably already interested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aeyoung (채영)</text:p>
          </table:table-cell>
          <table:table-cell table:style-name="ce3" office:value-type="date" office:date-value="1999-04-23" calcext:value-type="date">
            <text:p>04/23/99</text:p>
          </table:table-cell>
          <table:table-cell table:style-name="ce6" table:formula="of:=DATEDIF([.C23];NOW();&quot;y&quot;)"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chaeyoung-twice.webp</text:p>
          </table:table-cell>
          <table:table-cell office:value-type="string" calcext:value-type="string">
            <text:p>“Artist at heart, rebel in practice. Let’s draw our own story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zuyu (쯔위)</text:p>
          </table:table-cell>
          <table:table-cell table:style-name="ce3" office:value-type="date" office:date-value="1999-06-14" calcext:value-type="date">
            <text:p>06/14/99</text:p>
          </table:table-cell>
          <table:table-cell table:style-name="ce6" table:formula="of:=DATEDIF([.C24];NOW();&quot;y&quot;)"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ainan, Taiwan</text:p>
          </table:table-cell>
          <table:table-cell office:value-type="string" calcext:value-type="string">
            <text:p>tzuyu-twice.webp</text:p>
          </table:table-cell>
          <table:table-cell office:value-type="string" calcext:value-type="string">
            <text:p>“I believe less is more — but I’ll still say yes to dessert 🍰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.Coups (에스쿱스)</text:p>
          </table:table-cell>
          <table:table-cell table:style-name="ce3" office:value-type="date" office:date-value="1995-08-08" calcext:value-type="date">
            <text:p>08/08/95</text:p>
          </table:table-cell>
          <table:table-cell table:style-name="ce6" table:formula="of:=DATEDIF([.C25];NOW();&quot;y&quot;)"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s-coups-seventeen.jpg</text:p>
          </table:table-cell>
          <table:table-cell office:value-type="string" calcext:value-type="string">
            <text:p>“Leader energy, soft heart. I’ll take care of you, but also challenge you to grow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oshua (조슈아)</text:p>
          </table:table-cell>
          <table:table-cell table:style-name="ce3" office:value-type="date" office:date-value="1995-12-30" calcext:value-type="date">
            <text:p>12/30/95</text:p>
          </table:table-cell>
          <table:table-cell table:style-name="ce6" table:formula="of:=DATEDIF([.C26];NOW();&quot;y&quot;)"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lifornia, United States</text:p>
          </table:table-cell>
          <table:table-cell office:value-type="string" calcext:value-type="string">
            <text:p>joshua-seventeen.jpg</text:p>
          </table:table-cell>
          <table:table-cell office:value-type="string" calcext:value-type="string">
            <text:p>“Gentle charm, guitar in hand 🎸. I value kindness more than anything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n (준)</text:p>
          </table:table-cell>
          <table:table-cell table:style-name="ce3" office:value-type="date" office:date-value="1996-06-10" calcext:value-type="date">
            <text:p>06/10/96</text:p>
          </table:table-cell>
          <table:table-cell table:style-name="ce6" table:formula="of:=DATEDIF([.C27];NOW();&quot;y&quot;)"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uangdong, China</text:p>
          </table:table-cell>
          <table:table-cell office:value-type="string" calcext:value-type="string">
            <text:p>jun-seventeen.jpg</text:p>
          </table:table-cell>
          <table:table-cell office:value-type="string" calcext:value-type="string">
            <text:p>“I’m here for good food, good people, and genuine smiles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K / Dokyeom (도겸)</text:p>
          </table:table-cell>
          <table:table-cell table:style-name="ce3" office:value-type="date" office:date-value="1997-02-18" calcext:value-type="date">
            <text:p>02/18/97</text:p>
          </table:table-cell>
          <table:table-cell table:style-name="ce6" table:formula="of:=DATEDIF([.C28];NOW();&quot;y&quot;)"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dk-seventeen.jpg</text:p>
          </table:table-cell>
          <table:table-cell office:value-type="string" calcext:value-type="string">
            <text:p>“Loud laugh, louder heart. I’ll probably sing in the car — sorry, not sorry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ngyu (민규)</text:p>
          </table:table-cell>
          <table:table-cell table:style-name="ce3" office:value-type="date" office:date-value="1997-04-06" calcext:value-type="date">
            <text:p>04/06/97</text:p>
          </table:table-cell>
          <table:table-cell table:style-name="ce6" table:formula="of:=DATEDIF([.C29];NOW();&quot;y&quot;)"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mingyu-seventeen.jpg</text:p>
          </table:table-cell>
          <table:table-cell office:value-type="string" calcext:value-type="string">
            <text:p>“Tall, clumsy, but trying my best 😅. I fix things — sometimes even emotions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e8 (디에잇)</text:p>
          </table:table-cell>
          <table:table-cell table:style-name="ce3" office:value-type="date" office:date-value="1997-11-07" calcext:value-type="date">
            <text:p>11/07/97</text:p>
          </table:table-cell>
          <table:table-cell table:style-name="ce6" table:formula="of:=DATEDIF([.C30];NOW();&quot;y&quot;)"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aoning, China</text:p>
          </table:table-cell>
          <table:table-cell office:value-type="string" calcext:value-type="string">
            <text:p>the8-seventeen.jpg</text:p>
          </table:table-cell>
          <table:table-cell office:value-type="string" calcext:value-type="string">
            <text:p>“Minimalist thinker, maximalist dreamer. I love balance — in art, in life, in love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ungkwan (승관)</text:p>
          </table:table-cell>
          <table:table-cell table:style-name="ce3" office:value-type="date" office:date-value="1998-01-16" calcext:value-type="date">
            <text:p>01/16/98</text:p>
          </table:table-cell>
          <table:table-cell table:style-name="ce6" table:formula="of:=DATEDIF([.C31];NOW();&quot;y&quot;)"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seungkwan-seventeen.jpg</text:p>
          </table:table-cell>
          <table:table-cell office:value-type="string" calcext:value-type="string">
            <text:p>“I talk a lot, but I listen better. I’ll remember the small things about you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ernon (버논)</text:p>
          </table:table-cell>
          <table:table-cell table:style-name="ce3" office:value-type="date" office:date-value="1998-02-18" calcext:value-type="date">
            <text:p>02/18/98</text:p>
          </table:table-cell>
          <table:table-cell table:style-name="ce6" table:formula="of:=DATEDIF([.C32];NOW();&quot;y&quot;)"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w York, United States</text:p>
          </table:table-cell>
          <table:table-cell office:value-type="string" calcext:value-type="string">
            <text:p>vernon-seventeen.jpg</text:p>
          </table:table-cell>
          <table:table-cell office:value-type="string" calcext:value-type="string">
            <text:p>“Quiet confidence. I like people who think deeply but don’t take life too seriously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no (디노)</text:p>
          </table:table-cell>
          <table:table-cell table:style-name="ce3" office:value-type="date" office:date-value="1999-02-11" calcext:value-type="date">
            <text:p>02/11/99</text:p>
          </table:table-cell>
          <table:table-cell table:style-name="ce6" table:formula="of:=DATEDIF([.C33];NOW();&quot;y&quot;)"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dino-seventeen.jpg</text:p>
          </table:table-cell>
          <table:table-cell office:value-type="string" calcext:value-type="string">
            <text:p>“Work hard, dance harder 💃. Life’s too short to not give it your all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eonghan (정한)</text:p>
          </table:table-cell>
          <table:table-cell table:style-name="ce3" office:value-type="date" office:date-value="1995-10-04" calcext:value-type="date">
            <text:p>10/04/95</text:p>
          </table:table-cell>
          <table:table-cell table:style-name="ce6" table:formula="of:=DATEDIF([.C34];NOW();&quot;y&quot;)"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jeonghan-seventeen.jpg</text:p>
          </table:table-cell>
          <table:table-cell office:value-type="string" calcext:value-type="string">
            <text:p>“Angel on stage, professional teaser off it 😇. I like quiet coffee shops, spontaneous trips, and finding peace in chaos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style-name="ce6"/>
          <table:table-cell table:number-columns-repeated="7"/>
          <table:table-cell table:style-name="ce2" table:number-columns-repeated="1637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style-name="ce6"/>
          <table:table-cell table:number-columns-repeated="7"/>
          <table:table-cell table:style-name="ce2" table:number-columns-repeated="1637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"/>
          <table:table-cell table:style-name="ce2" table:number-columns-repeated="1637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"/>
          <table:table-cell table:style-name="ce2" table:number-columns-repeated="1637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"/>
          <table:table-cell table:style-name="ce2" table:number-columns-repeated="1637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"/>
          <table:table-cell table:style-name="ce2" table:number-columns-repeated="16373"/>
        </table:table-row>
        <table:table-row table:style-name="ro1" table:number-rows-repeated="1048535">
          <table:table-cell table:number-columns-repeated="11"/>
          <table:table-cell table:style-name="ce2" table:number-columns-repeated="16373"/>
        </table:table-row>
        <table:table-row table:style-name="ro2">
          <table:table-cell table:number-columns-repeated="11"/>
          <table:table-cell table:style-name="ce2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nter" svg:font-family="Inte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13:22:50.3944671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02:35:44.430898793</meta:creation-date>
    <dc:date>2025-10-28T18:11:59.740889251</dc:date>
    <meta:editing-duration>PT3H5M53S</meta:editing-duration>
    <meta:editing-cycles>14</meta:editing-cycles>
    <meta:generator>LibreOffice/25.2.6.2$Linux_X86_64 LibreOffice_project/520$Build-2</meta:generator>
    <meta:document-statistic meta:table-count="1" meta:cell-count="316" meta:object-count="0"/>
  </office:meta>
</office:document-meta>
</file>